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0e91a9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  <style:text-properties officeooo:paragraph-rsid="000e91a9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Heading_20_4">
      <style:text-properties officeooo:rsid="000e91a9" officeooo:paragraph-rsid="000e91a9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 fo:break-before="page"/>
    </style:style>
    <style:style style:name="P8" style:family="paragraph" style:parent-style-name="Standard">
      <style:text-properties officeooo:rsid="000e91a9" officeooo:paragraph-rsid="000e91a9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text-indent="0cm" style:auto-text-indent="fals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text-indent="0cm" style:auto-text-indent="false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8">
      <style:paragraph-properties fo:margin-left="0cm" fo:margin-right="0cm" fo:text-indent="0cm" style:auto-text-indent="false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9">
      <style:paragraph-properties fo:margin-left="0cm" fo:margin-right="0cm" fo:text-indent="0cm" style:auto-text-indent="false"/>
    </style:style>
    <style:style style:name="P2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1">
      <style:paragraph-properties fo:margin-left="0cm" fo:margin-right="0cm" fo:text-indent="0cm" style:auto-text-indent="false"/>
    </style:style>
    <style:style style:name="P31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2">
      <style:paragraph-properties fo:margin-left="0cm" fo:margin-right="0cm" fo:text-indent="0cm" style:auto-text-indent="false"/>
    </style:style>
    <style:style style:name="P33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  <style:text-properties officeooo:paragraph-rsid="000e91a9"/>
    </style:style>
    <style:style style:name="P34" style:family="paragraph" style:parent-style-name="Text_20_body" style:list-style-name="L12">
      <style:paragraph-properties fo:margin-left="0cm" fo:margin-right="0cm" fo:text-indent="0cm" style:auto-text-indent="false"/>
      <style:text-properties officeooo:paragraph-rsid="000e91a9"/>
    </style:style>
    <style:style style:name="P35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3">
      <style:paragraph-properties fo:margin-left="0cm" fo:margin-right="0cm" fo:text-indent="0cm" style:auto-text-indent="false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14">
      <style:paragraph-properties fo:margin-left="0cm" fo:margin-right="0cm" fo:text-indent="0cm" style:auto-text-indent="false"/>
    </style:style>
    <style:style style:name="P3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5">
      <style:paragraph-properties fo:margin-left="0cm" fo:margin-right="0cm" fo:text-indent="0cm" style:auto-text-indent="false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6">
      <style:paragraph-properties fo:margin-left="0cm" fo:margin-right="0cm" fo:text-indent="0cm" style:auto-text-indent="false"/>
    </style:style>
    <style:style style:name="P43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7">
      <style:paragraph-properties fo:margin-left="0cm" fo:margin-right="0cm" fo:text-indent="0cm" style:auto-text-indent="false"/>
    </style:style>
    <style:style style:name="P45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18">
      <style:paragraph-properties fo:margin-left="0cm" fo:margin-right="0cm" fo:text-indent="0cm" style:auto-text-indent="false"/>
    </style:style>
    <style:style style:name="P47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Text_20_body" style:list-style-name="L19">
      <style:paragraph-properties fo:margin-left="0cm" fo:margin-right="0cm" fo:text-indent="0cm" style:auto-text-indent="false"/>
    </style:style>
    <style:style style:name="P49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20">
      <style:paragraph-properties fo:margin-left="0cm" fo:margin-right="0cm" fo:text-indent="0cm" style:auto-text-indent="false"/>
    </style:style>
    <style:style style:name="P51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22">
      <style:paragraph-properties fo:margin-left="0cm" fo:margin-right="0cm" fo:text-indent="0cm" style:auto-text-indent="false"/>
    </style:style>
    <style:style style:name="P54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23">
      <style:paragraph-properties fo:margin-left="0cm" fo:margin-right="0cm" fo:text-indent="0cm" style:auto-text-indent="false"/>
    </style:style>
    <style:style style:name="P56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7" style:family="paragraph" style:parent-style-name="Text_20_body" style:list-style-name="L24">
      <style:paragraph-properties fo:margin-left="0cm" fo:margin-right="0cm" fo:text-indent="0cm" style:auto-text-indent="false"/>
    </style:style>
    <style:style style:name="P58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25">
      <style:paragraph-properties fo:margin-left="0cm" fo:margin-right="0cm" fo:text-indent="0cm" style:auto-text-indent="false"/>
    </style:style>
    <style:style style:name="P60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61" style:family="paragraph" style:parent-style-name="Text_20_body" style:list-style-name="L26">
      <style:paragraph-properties fo:margin-left="0cm" fo:margin-right="0cm" fo:text-indent="0cm" style:auto-text-indent="false"/>
    </style:style>
    <style:style style:name="P62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63" style:family="paragraph" style:parent-style-name="Text_20_body" style:list-style-name="L27">
      <style:paragraph-properties fo:margin-left="0cm" fo:margin-right="0cm" fo:text-indent="0cm" style:auto-text-indent="false"/>
    </style:style>
    <style:style style:name="P64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65" style:family="paragraph" style:parent-style-name="Text_20_body" style:list-style-name="L28">
      <style:paragraph-properties fo:margin-left="0cm" fo:margin-right="0cm" fo:text-indent="0cm" style:auto-text-indent="false"/>
    </style:style>
    <style:style style:name="P66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67" style:family="paragraph" style:parent-style-name="Text_20_body" style:list-style-name="L29">
      <style:paragraph-properties fo:margin-left="0cm" fo:margin-right="0cm" fo:text-indent="0cm" style:auto-text-indent="false"/>
    </style:style>
    <style:style style:name="P68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69" style:family="paragraph" style:parent-style-name="Text_20_body" style:list-style-name="L30">
      <style:paragraph-properties fo:margin-left="0cm" fo:margin-right="0cm" fo:text-indent="0cm" style:auto-text-indent="false"/>
    </style:style>
    <style:style style:name="P70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1" style:family="paragraph" style:parent-style-name="Text_20_body" style:list-style-name="L31">
      <style:paragraph-properties fo:margin-left="0cm" fo:margin-right="0cm" fo:text-indent="0cm" style:auto-text-indent="false"/>
    </style:style>
    <style:style style:name="T1" style:family="text">
      <style:text-properties officeooo:rsid="000e91a9"/>
    </style:style>
    <style:style style:name="T2" style:family="text">
      <style:text-properties officeooo:rsid="000faa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imera Ronda: Creemos 5 Tapas Internacionales Convertidas en Tapas</text:span></text:h>
      <text:h text:style-name="P4" text:outline-level="4"><text:span text:style-name="Strong_20_Emphasis">Tapa 1: Mini-Lasaña Mediterránea</text:span></text:h>
      <text:list text:style-name="L1">
        <text:list-item>
          <text:p text:style-name="P9"><text:span text:style-name="Strong_20_Emphasis">Descripción </text:span>: Una versión miniatura de lasaña con capas de pasta fresca, salsa boloñesa y bechamel cremosa.</text:p>
        </text:list-item>
        <text:list-item>
          <text:p text:style-name="P9"><text:span text:style-name="Strong_20_Emphasis">Categoría </text:span>: Principales</text:p>
        </text:list-item>
        <text:list-item>
          <text:p text:style-name="P10"><text:span text:style-name="Strong_20_Emphasis">Idea para la imagen </text:span>: Una pequeña lasaña cuadrada (como un bocado) con queso gratinado dorado encima y una hoja de albahaca fresca como decoración.</text:p>
        </text:list-item>
      </text:list>
      <text:h text:style-name="P4" text:outline-level="4"><text:span text:style-name="Strong_20_Emphasis">Tapa 2: Patata Asada con Romesco</text:span></text:h>
      <text:list text:style-name="L2">
        <text:list-item>
          <text:p text:style-name="P11"><text:span text:style-name="Strong_20_Emphasis">Descripción </text:span>: Una patata asada al horno, rellena con una salsa romesco tradicional española y un toque de perejil fresco.</text:p>
        </text:list-item>
        <text:list-item>
          <text:p text:style-name="P11"><text:span text:style-name="Strong_20_Emphasis">Categoría </text:span>: Entrantes</text:p>
        </text:list-item>
        <text:list-item>
          <text:p text:style-name="P12"><text:span text:style-name="Strong_20_Emphasis">Idea para la imagen </text:span>: Una mitad de patata asada con piel crujiente, rellena de una salsa roja brillante y espolvoreada con perejil picado.</text:p>
        </text:list-item>
      </text:list>
      <text:h text:style-name="P4" text:outline-level="4"><text:span text:style-name="Strong_20_Emphasis">Tapa 3: Salpicón </text:span><text:span text:style-name="Strong_20_Emphasis"><text:span text:style-name="T1">(mejorar, debe llevar tomate natural, pimiento, cebolla)</text:span></text:span></text:h>
      <text:list text:style-name="L3">
        <text:list-item>
          <text:p text:style-name="P13"><text:span text:style-name="Strong_20_Emphasis">Descripción </text:span>: Un salpicón fresco con trozos de pulpo tierno, gambas cocidas y una vinagreta cítrica con toques de pimentón ahumado.</text:p>
        </text:list-item>
        <text:list-item>
          <text:p text:style-name="P13"><text:span text:style-name="Strong_20_Emphasis">Categoría </text:span>: Entrantes</text:p>
        </text:list-item>
        <text:list-item>
          <text:p text:style-name="P14"><text:span text:style-name="Strong_20_Emphasis">Idea para la imagen </text:span>: Un cuenco pequeño con trozos de pulpo y gambas rosadas sobre una base de vinagreta naranja brillante, decorado con cilantro.</text:p>
        </text:list-item>
      </text:list>
      <text:h text:style-name="P4" text:outline-level="4"><text:span text:style-name="Strong_20_Emphasis">Tapa 4: Taco Mediterráneo</text:span></text:h>
      <text:list text:style-name="L4">
        <text:list-item>
          <text:p text:style-name="P15"><text:span text:style-name="Strong_20_Emphasis">Descripción </text:span>: Un taco pequeño con tortilla de trigo, relleno de ensaladilla rusa y jamón serrano.</text:p>
        </text:list-item>
        <text:list-item>
          <text:p text:style-name="P15"><text:span text:style-name="Strong_20_Emphasis">Categoría </text:span>: Entrantes</text:p>
        </text:list-item>
        <text:list-item>
          <text:p text:style-name="P16"><text:span text:style-name="Strong_20_Emphasis">Idea para la imagen </text:span>: Un taco doblado con bordes dorados, lleno de ensaladilla rusa multicolor y un fino rulo de jamón serrano encima.</text:p>
        </text:list-item>
      </text:list>
      <text:h text:style-name="P4" text:outline-level="4"><text:span text:style-name="Strong_20_Emphasis">Tapa 5: Bao de Pollo al Ajillo</text:span></text:h>
      <text:list text:style-name="L5">
        <text:list-item>
          <text:p text:style-name="P17"><text:span text:style-name="Strong_20_Emphasis">Descripción </text:span>: Un bao suave y esponjoso relleno de pollo marinado al ajillo y un toque de mayonesa de lima.</text:p>
        </text:list-item>
        <text:list-item>
          <text:p text:style-name="P17"><text:span text:style-name="Strong_20_Emphasis">Categoría </text:span>: Principales</text:p>
        </text:list-item>
        <text:list-item>
          <text:p text:style-name="P18"><text:span text:style-name="Strong_20_Emphasis">Idea para la imagen </text:span>: Un bao blanco abierto, mostrando un relleno dorado de pollo desmenuzado con puntos verdes de perejil y una gota de mayonesa blanca.</text:p>
        </text:list-item>
      </text:list>
      <text:p text:style-name="Standard"/>
      <text:p text:style-name="P7"/>
      <text:section text:style-name="Sect1" text:name="response-content-container">
        <text:h text:style-name="P2" text:outline-level="3"><text:span text:style-name="Strong_20_Emphasis">Ronda de Tapas Veganas</text:span></text:h>
        <text:h text:style-name="P4" text:outline-level="4"><text:span text:style-name="Strong_20_Emphasis">Tapa 1: Ensaladilla Rusa Vegana</text:span></text:h>
        <text:list text:style-name="L6">
          <text:list-item>
            <text:p text:style-name="P20"><text:span text:style-name="Strong_20_Emphasis">Descripción </text:span>: Una versión vegana de la ensaladilla rusa con guisantes, zanahorias, patatas cocidas y mayonesa vegana.</text:p>
          </text:list-item>
          <text:list-item>
            <text:p text:style-name="P20"><text:span text:style-name="Strong_20_Emphasis">Categoría </text:span>: Entrantes</text:p>
          </text:list-item>
          <text:list-item>
            <text:p text:style-name="P21"><text:span text:style-name="Strong_20_Emphasis">Idea para la imagen </text:span>: Un cuenco pequeño con la ensaladilla bien alineada, decorada con un toque de perejil fresco y un chorro fino de aceite de oliva.</text:p>
          </text:list-item>
        </text:list>
        <text:h text:style-name="P4" text:outline-level="4"><text:span text:style-name="Strong_20_Emphasis">Tapa 2: Cardos con Salsa de Nueces Ahumadas</text:span></text:h>
        <text:list text:style-name="L7">
          <text:list-item>
            <text:p text:style-name="P22"><text:span text:style-name="Strong_20_Emphasis">Descripción </text:span>: Cardos tiernos cocidos al vapor, servidos con una salsa cremosa de nueces ahumadas y un toque de pimentón dulce.</text:p>
          </text:list-item>
          <text:list-item>
            <text:p text:style-name="P22"><text:span text:style-name="Strong_20_Emphasis">Categoría </text:span>: Principales</text:p>
          </text:list-item>
          <text:list-item>
            <text:p text:style-name="P23"><text:span text:style-name="Strong_20_Emphasis">Idea para la imagen </text:span>: Un plato blanco con cardos verdes brillantes bañados en una salsa beige cremosa, espolvoreada con un poco de pimentón rojo.</text:p>
          </text:list-item>
        </text:list>
        <text:h text:style-name="P4" text:outline-level="4"><text:span text:style-name="Strong_20_Emphasis">Tapa 3: Pimientos Rellenos de Quinoa y Espinacas</text:span></text:h>
        <text:list text:style-name="L8">
          <text:list-item>
            <text:p text:style-name="P24"><text:span text:style-name="Strong_20_Emphasis">Descripción </text:span>: Pimientos miniatura rellenos de quinoa salteada con espinacas frescas y un toque de comino.</text:p>
          </text:list-item>
          <text:list-item>
            <text:p text:style-name="P24"><text:span text:style-name="Strong_20_Emphasis">Categoría </text:span>: Entrantes</text:p>
          </text:list-item>
          <text:list-item>
            <text:p text:style-name="P25"><text:span text:style-name="Strong_20_Emphasis">Idea para la imagen </text:span>: Pimientos pequeños de colores (rojos, amarillos o verdes) rellenos hasta arriba con un relleno dorado, ligeramente gratinados por encima.</text:p>
          </text:list-item>
        </text:list>
        <text:h text:style-name="P4" text:outline-level="4"><text:span text:style-name="Strong_20_Emphasis">Tapa 4: Calabacín Relleno de Bechamel Vegana y Almendras Tostadas</text:span></text:h>
        <text:list text:style-name="L9">
          <text:list-item>
            <text:p text:style-name="P26"><text:span text:style-name="Strong_20_Emphasis">Descripción </text:span>: Mitades de calabacín asado rellenas de una bechamel vegana cremosa y cubiertas con almendras tostadas crujientes.</text:p>
          </text:list-item>
          <text:list-item>
            <text:p text:style-name="P26"><text:span text:style-name="Strong_20_Emphasis">Categoría </text:span>: Principales</text:p>
          </text:list-item>
          <text:list-item>
            <text:p text:style-name="P27"><text:span text:style-name="Strong_20_Emphasis">Idea para la imagen </text:span>: Medias lunas de calabacín asado con piel marrón dorada, llenas de una capa blanca de bechamel y decoradas con trozos de almendra tostada.</text:p>
          </text:list-item>
        </text:list>
        <text:h text:style-name="P3" text:outline-level="3"><text:span text:style-name="Strong_20_Emphasis">Tapa 5: Croquetas Veganas de Seitán ("Voletus")</text:span></text:h>
        <text:list text:style-name="L12">
          <text:list-item>
            <text:p text:style-name="P33"><text:span text:style-name="Strong_20_Emphasis">Descripción </text:span>: Croquetas veganas rellenas de seitán desmenuzado con un sofrito de cebolla y pimiento, envueltas en un exterior crujiente de pan rallado integral.</text:p>
          </text:list-item>
          <text:list-item>
            <text:p text:style-name="P33"><text:span text:style-name="Strong_20_Emphasis">Categoría </text:span>: Entrantes</text:p>
          </text:list-item>
          <text:list-item>
            <text:p text:style-name="P34"><text:span text:style-name="Strong_20_Emphasis">Idea para la imagen </text:span>: Croquetas doradas colocadas en un plato blanco, con un ligero brillo crujiente y acompañadas de un dip cremoso (como alioli vegano o salsa de tomate casera). Decoradas con un toque de perejil fresco picado.</text:p>
          </text:list-item>
        </text:list>
        <text:p text:style-name="P1"><text:span text:style-name="Strong_20_Emphasis"/></text:p>
        <text:h text:style-name="P4" text:outline-level="4"><text:soft-page-break/><text:span text:style-name="Strong_20_Emphasis">Tapa 6: Buñuelos de Garbanzos Especiados</text:span></text:h>
        <text:list text:style-name="L11">
          <text:list-item>
            <text:p text:style-name="P29"><text:span text:style-name="Strong_20_Emphasis">Descripción </text:span>: Buñuelos crujientes hechos con garbanzos triturados, especias mediterráneas y un toque de cilantro fresco.</text:p>
          </text:list-item>
          <text:list-item>
            <text:p text:style-name="P29"><text:span text:style-name="Strong_20_Emphasis">Categoría </text:span>: Entrantes</text:p>
          </text:list-item>
          <text:list-item>
            <text:p text:style-name="P30"><text:span text:style-name="Strong_20_Emphasis">Idea para la imagen </text:span>: Buñuelos dorados y redondeados en un plato blanco, acompañados de un dip verde brillante (ej. hummus o tahini).</text:p>
          </text:list-item>
        </text:list>
      </text:section>
      <text:h text:style-name="Heading_20_4" text:outline-level="4"><text:span text:style-name="Strong_20_Emphasis">Tapa 1: Empanadillas Argentinas de Humita</text:span></text:h>
      <text:list text:style-name="L13">
        <text:list-item>
          <text:p text:style-name="P35"><text:span text:style-name="Strong_20_Emphasis">Descripción </text:span>: Pequeñas empanadillas rellenas de humita (una mezcla cremosa de choclo/mazorca, cebolla y especias), horneadas hasta dorar.</text:p>
        </text:list-item>
        <text:list-item>
          <text:p text:style-name="P35"><text:span text:style-name="Strong_20_Emphasis">Categoría </text:span>: Entrantes</text:p>
        </text:list-item>
        <text:list-item>
          <text:p text:style-name="P36"><text:span text:style-name="Strong_20_Emphasis">Idea para la imagen </text:span>: Empanadillas pequeñas y doradas, colocadas en un plato negro con un toque de perejil fresco picado encima y un chorro fino de aceite de oliva.</text:p>
        </text:list-item>
      </text:list>
      <text:h text:style-name="P4" text:outline-level="4"><text:span text:style-name="Strong_20_Emphasis">Tapa 2: Tostón Relleno de Aguacate y Frijoles Colombianos</text:span></text:h>
      <text:list text:style-name="L14">
        <text:list-item>
          <text:p text:style-name="P37"><text:span text:style-name="Strong_20_Emphasis">Descripción </text:span>: Un tostón (plátano verde frito y aplastado) relleno de una mezcla cremosa de aguacate y frijoles colombianos con un toque de limón.</text:p>
        </text:list-item>
        <text:list-item>
          <text:p text:style-name="P37"><text:span text:style-name="Strong_20_Emphasis">Categoría </text:span>: Entrantes</text:p>
        </text:list-item>
        <text:list-item>
          <text:p text:style-name="P38"><text:span text:style-name="Strong_20_Emphasis">Idea para la imagen </text:span>: Un plátano tostado crujiente abierto por la mitad, relleno de una mezcla verde brillante de aguacate y una capa de frijoles oscuros encima.</text:p>
        </text:list-item>
      </text:list>
      <text:h text:style-name="P4" text:outline-level="4"><text:span text:style-name="Strong_20_Emphasis">Tapa 3: Mini-Tacos de Cochinita Pibil (México)</text:span></text:h>
      <text:list text:style-name="L15">
        <text:list-item>
          <text:p text:style-name="P39"><text:span text:style-name="Strong_20_Emphasis">Descripción </text:span>: Pequeños tacos con tortilla de maíz, rellenos de cochinita pibil (cerdo marinado en achiote y jugo de naranja) y decorados con cebolla morada curtida.</text:p>
        </text:list-item>
        <text:list-item>
          <text:p text:style-name="P39"><text:span text:style-name="Strong_20_Emphasis">Categoría </text:span>: Principales</text:p>
        </text:list-item>
        <text:list-item>
          <text:p text:style-name="P40"><text:span text:style-name="Strong_20_Emphasis">Idea para la imagen </text:span>: Tacos miniatura doblados, mostrando el relleno rojo-anaranjado brillante, con tiras de cebolla morada encima y un fondo de hojas de plátano para darle un toque mexicano.</text:p>
        </text:list-item>
      </text:list>
      <text:h text:style-name="P4" text:outline-level="4"><text:span text:style-name="Strong_20_Emphasis">Tapa 4: Arepitas de Queso con Guasacaca Venezolana</text:span></text:h>
      <text:list text:style-name="L16">
        <text:list-item>
          <text:p text:style-name="P41"><text:span text:style-name="Strong_20_Emphasis">Descripción </text:span>: Pequeñas arepas rellenas de queso fresco, servidas con una salsa guasacaca (aguacate, cilantro, cebolla y limón).</text:p>
        </text:list-item>
        <text:list-item>
          <text:p text:style-name="P41"><text:span text:style-name="Strong_20_Emphasis">Categoría </text:span>: Entrantes</text:p>
        </text:list-item>
        <text:list-item>
          <text:p text:style-name="P42"><text:span text:style-name="Strong_20_Emphasis">Idea para la imagen </text:span>: Arepitas doradas y redondeadas, acompañadas de un dip verde vibrante en un cuenco pequeño al lado.</text:p>
        </text:list-item>
      </text:list>
      <text:h text:style-name="P4" text:outline-level="4"><text:span text:style-name="Strong_20_Emphasis">Tapa 5: Ceviche Criollo en Totopos Peruanos</text:span></text:h>
      <text:list text:style-name="L17">
        <text:list-item>
          <text:p text:style-name="P43"><text:span text:style-name="Strong_20_Emphasis">Descripción </text:span>: Una versión mini de ceviche peruano (pescado marinado en limón, cebolla morada y cilantro), servido sobre totopos de maíz crocante.</text:p>
        </text:list-item>
        <text:list-item>
          <text:p text:style-name="P43"><text:span text:style-name="Strong_20_Emphasis">Categoría </text:span>: Entrantes</text:p>
        </text:list-item>
        <text:list-item>
          <text:p text:style-name="P44"><text:soft-page-break/><text:span text:style-name="Strong_20_Emphasis">Idea para la imagen </text:span>: Totopos triangulares cubiertos con trozos de pescado blanco, cebolla morada finamente picada y cilantro fresco, acompañados de unas gotas de limón recién exprimido.</text:p>
        </text:list-item>
      </text:list>
      <text:h text:style-name="P4" text:outline-level="4"><text:span text:style-name="Strong_20_Emphasis">Tapa 6: Choripán en Miniatura con Chimichurri (Argentina/Uruguay)</text:span></text:h>
      <text:list text:style-name="L18">
        <text:list-item>
          <text:p text:style-name="P45"><text:span text:style-name="Strong_20_Emphasis">Descripción </text:span>: Un mini chorizo a la plancha servido en un panecillo pequeño, acompañado de una salsa chimichurri casera.</text:p>
        </text:list-item>
        <text:list-item>
          <text:p text:style-name="P45"><text:span text:style-name="Strong_20_Emphasis">Categoría </text:span>: Principales</text:p>
        </text:list-item>
        <text:list-item>
          <text:p text:style-name="P46"><text:span text:style-name="Strong_20_Emphasis">Idea para la imagen </text:span>: Un pequeño panecillo abierto, con un chorizo dorado y brillante encima, bañado con una salsa verde brillante de chimichurri. Decorado con una ramita de romero.</text:p>
        </text:list-item>
      </text:list>
      <text:p text:style-name="Standard"/>
      <text:p text:style-name="Standard"/>
      <text:p text:style-name="Standard"/>
      <text:p text:style-name="P8">LOS 6 Ultimos </text:p>
      <text:h text:style-name="P5" text:outline-level="4"><text:span text:style-name="Strong_20_Emphasis">Tapa </text:span><text:span text:style-name="Strong_20_Emphasis"><text:span text:style-name="T2">1</text:span></text:span><text:span text:style-name="Strong_20_Emphasis"> Falafel Mediterráneo con Tahini</text:span></text:h>
      <text:list text:style-name="L19">
        <text:list-item>
          <text:p text:style-name="P47"><text:span text:style-name="Strong_20_Emphasis">Descripción </text:span>: Bocados crujientes de falafel hechos con garbanzos y hierbas frescas, acompañados de una salsa tahini cremosa.</text:p>
        </text:list-item>
        <text:list-item>
          <text:p text:style-name="P47"><text:span text:style-name="Strong_20_Emphasis">Categoría </text:span>: Entrantes</text:p>
        </text:list-item>
        <text:list-item>
          <text:p text:style-name="P48"><text:span text:style-name="Strong_20_Emphasis">Idea para la imagen </text:span>: Falafels dorados y redondos en un plato blanco, rodeados de una salsa tahini blanca y brillante, con un toque de perejil picado.</text:p>
        </text:list-item>
      </text:list>
      <text:p text:style-name="P19"><text:line-break/><text:span text:style-name="Strong_20_Emphasis">Tapa </text:span><text:span text:style-name="Strong_20_Emphasis"><text:span text:style-name="T2">2</text:span></text:span><text:span text:style-name="Strong_20_Emphasis">: Samosas Indias de Espinacas y Queso Fresco</text:span></text:p>
      <text:list text:style-name="L20">
        <text:list-item>
          <text:p text:style-name="P49"><text:span text:style-name="Strong_20_Emphasis">Descripción </text:span>: Triángulos crujientes de masa rellenos de espinacas frescas y queso paneer, con un toque de especias indias.</text:p>
        </text:list-item>
        <text:list-item>
          <text:p text:style-name="P49"><text:span text:style-name="Strong_20_Emphasis">Categoría </text:span>: Entrantes</text:p>
        </text:list-item>
        <text:list-item>
          <text:p text:style-name="P50"><text:span text:style-name="Strong_20_Emphasis">Idea para la imagen </text:span>: Samosas triangulares doradas, colocadas en un plato con un chutney verde brillante (de cilantro) y uno rojo (de mango) al lado.</text:p>
        </text:list-item>
      </text:list>
      <text:h text:style-name="P4" text:outline-level="4"><text:span text:style-name="Strong_20_Emphasis"/></text:h>
      <text:h text:style-name="P4" text:outline-level="4"><text:span text:style-name="Strong_20_Emphasis">Tapa </text:span><text:span text:style-name="Strong_20_Emphasis"><text:span text:style-name="T2">3</text:span></text:span><text:span text:style-name="Strong_20_Emphasis">: Mini-Kebab Turco</text:span></text:h>
      <text:list text:style-name="L22">
        <text:list-item>
          <text:p text:style-name="P52"><text:span text:style-name="Strong_20_Emphasis">Descripción </text:span>: Un pequeño pan de pita relleno de carne vegetal marinada en especias turcas (como comino y pimentón), acompañado de una salsa de yogur vegano.</text:p>
        </text:list-item>
        <text:list-item>
          <text:p text:style-name="P52"><text:span text:style-name="Strong_20_Emphasis">Categoría </text:span>: Principales</text:p>
        </text:list-item>
        <text:list-item>
          <text:p text:style-name="P53"><text:span text:style-name="Strong_20_Emphasis">Idea para la imagen </text:span>: Un mini kebab abierto, mostrando capas de carne dorada, lechuga fresca y salsa blanca brillante. Decorado con un toque de perejil picado.</text:p>
        </text:list-item>
      </text:list>
      <text:h text:style-name="P4" text:outline-level="4"><text:span text:style-name="Strong_20_Emphasis">Tapa </text:span><text:span text:style-name="Strong_20_Emphasis"><text:span text:style-name="T2">4</text:span></text:span><text:span text:style-name="Strong_20_Emphasis">: Tempura de Camote Japonés</text:span></text:h>
      <text:list text:style-name="L23">
        <text:list-item>
          <text:p text:style-name="P54"><text:span text:style-name="Strong_20_Emphasis">Descripción </text:span>: Rodajas finas de camote (batata) rebozadas en tempura crujiente, servidas con una salsa ponzu cítrica.</text:p>
        </text:list-item>
        <text:list-item>
          <text:p text:style-name="P54"><text:span text:style-name="Strong_20_Emphasis">Categoría </text:span>: Entrantes</text:p>
        </text:list-item>
        <text:list-item>
          <text:p text:style-name="P55"><text:soft-page-break/><text:span text:style-name="Strong_20_Emphasis">Idea para la imagen </text:span>: Trozos de camote dorados y crujientes colocados en un plato negro, con un cuenco pequeño de salsa ponzu al lado y un toque de eneldo fresco.</text:p>
        </text:list-item>
      </text:list>
      <text:h text:style-name="P4" text:outline-level="4"><text:span text:style-name="Strong_20_Emphasis">Tapa 5: Moussaka Griega Vegana</text:span></text:h>
      <text:list text:style-name="L24">
        <text:list-item>
          <text:p text:style-name="P56"><text:span text:style-name="Strong_20_Emphasis">Descripción </text:span>: Una mini moussaka griega hecha con berenjenas asadas, salsa de tomate especiada y una capa de bechamel vegana gratinada.</text:p>
        </text:list-item>
        <text:list-item>
          <text:p text:style-name="P56"><text:span text:style-name="Strong_20_Emphasis">Categoría </text:span>: Principales</text:p>
        </text:list-item>
        <text:list-item>
          <text:p text:style-name="P57"><text:span text:style-name="Strong_20_Emphasis">Idea para la imagen </text:span>: Un pequeño cuadrado de moussaka con capas bien definidas: berenjenas moradas, salsa roja brillante y una capa dorada de bechamel encima.</text:p>
        </text:list-item>
      </text:list>
      <text:h text:style-name="P4" text:outline-level="4"><text:span text:style-name="Strong_20_Emphasis"><text:span text:style-name="T2">T</text:span></text:span><text:span text:style-name="Strong_20_Emphasis">apa </text:span><text:span text:style-name="Strong_20_Emphasis"><text:span text:style-name="T2">6</text:span></text:span><text:span text:style-name="Strong_20_Emphasis">: Minihamburguesas de Kimchi Coreano</text:span></text:h>
      <text:list text:style-name="L25">
        <text:list-item>
          <text:p text:style-name="P58"><text:span text:style-name="Strong_20_Emphasis">Descripción </text:span>: Pequeñas hamburguesas con una base de carne vegetal sazonada con kimchi coreano, servidas en un panecillo miniatura con un toque de salsa gochujang (picante) y cebollino fresco.</text:p>
        </text:list-item>
        <text:list-item>
          <text:p text:style-name="P58"><text:span text:style-name="Strong_20_Emphasis">Categoría </text:span>: Principales</text:p>
        </text:list-item>
        <text:list-item>
          <text:p text:style-name="P59"><text:span text:style-name="Strong_20_Emphasis">Idea para la imagen </text:span>: Mini hamburguesas completas, mostrando el panecillo dorado, una capa roja brillante de kimchi picante y decoradas con cebollino verde fresco encima.</text:p>
        </text:list-item>
      </text:list>
      <text:p text:style-name="P19"/>
      <text:p text:style-name="P7"/>
      <text:h text:style-name="P2" text:outline-level="3"><text:span text:style-name="Strong_20_Emphasis">Ronda de Postres: 6 Tapas Dulces</text:span></text:h>
      <text:h text:style-name="P4" text:outline-level="4"><text:span text:style-name="Strong_20_Emphasis">Postre 1: Torrija de Leche Condensada</text:span></text:h>
      <text:list text:style-name="L26">
        <text:list-item>
          <text:p text:style-name="P60"><text:span text:style-name="Strong_20_Emphasis">Descripción </text:span>: Una versión miniatura de torrija española, empapada en leche condensada y espolvoreada con canela.</text:p>
        </text:list-item>
        <text:list-item>
          <text:p text:style-name="P60"><text:span text:style-name="Strong_20_Emphasis">Categoría </text:span>: Postres</text:p>
        </text:list-item>
        <text:list-item>
          <text:p text:style-name="P61"><text:span text:style-name="Strong_20_Emphasis">Idea para la imagen </text:span>: Una pequeña torrija dorada y caramelizada, colocada en un plato blanco con un ligero polvo de canela encima y un chorrito de miel o caramelo al lado.</text:p>
        </text:list-item>
      </text:list>
      <text:p text:style-name="Horizontal_20_Line"/>
      <text:h text:style-name="P4" text:outline-level="4"><text:span text:style-name="Strong_20_Emphasis">Postre 2: Mini-Tarta de Santiago</text:span></text:h>
      <text:list text:style-name="L27">
        <text:list-item>
          <text:p text:style-name="P62"><text:span text:style-name="Strong_20_Emphasis">Descripción </text:span>: Una porción reducida de tarta de almendra gallega, decorada con el típico cruce de Santiago en azúcar glas.</text:p>
        </text:list-item>
        <text:list-item>
          <text:p text:style-name="P62"><text:span text:style-name="Strong_20_Emphasis">Categoría </text:span>: Postres</text:p>
        </text:list-item>
        <text:list-item>
          <text:p text:style-name="P63"><text:span text:style-name="Strong_20_Emphasis">Idea para la imagen </text:span>: Un pequeño cuadrado de tarta con una textura suave y brillante, decorado con el diseño del cruce de Santiago en azúcar glas y un toque de frambuesas frescas al lado.</text:p>
        </text:list-item>
      </text:list>
      <text:p text:style-name="Horizontal_20_Line"/>
      <text:h text:style-name="P4" text:outline-level="4"><text:span text:style-name="Strong_20_Emphasis">Postre 3: Alfajores Argentinos</text:span></text:h>
      <text:list text:style-name="L28">
        <text:list-item>
          <text:p text:style-name="P64"><text:span text:style-name="Strong_20_Emphasis">Descripción </text:span>: Pequeños alfajores rellenos de dulce de leche vegano y cubiertos con coco rallado.</text:p>
        </text:list-item>
        <text:list-item>
          <text:p text:style-name="P64"><text:span text:style-name="Strong_20_Emphasis">Categoría </text:span>: Postres</text:p>
        </text:list-item>
        <text:list-item>
          <text:p text:style-name="P65"><text:span text:style-name="Strong_20_Emphasis">Idea para la imagen </text:span>: Alfajores redondos y pequeños, con un relleno dorado brillante visible entre las capas y espolvoreados con coco blanco. Colocados en un plato negro con un toque elegante.</text:p>
        </text:list-item>
      </text:list>
      <text:p text:style-name="Horizontal_20_Line"/>
      <text:h text:style-name="P4" text:outline-level="4"><text:span text:style-name="Strong_20_Emphasis">Postre 4: Mochi de Fresa Japonés</text:span></text:h>
      <text:list text:style-name="L29">
        <text:list-item>
          <text:p text:style-name="P66"><text:span text:style-name="Strong_20_Emphasis">Descripción </text:span>: Bocaditos de mochi japonés rellenos de fresa fresca y una crema de matcha (té verde).</text:p>
        </text:list-item>
        <text:list-item>
          <text:p text:style-name="P66"><text:span text:style-name="Strong_20_Emphasis">Categoría </text:span>: Postres</text:p>
        </text:list-item>
        <text:list-item>
          <text:p text:style-name="P67"><text:span text:style-name="Strong_20_Emphasis">Idea para la imagen </text:span>: Pequeños mochis redondos y suaves, con un color pastel verde claro, decorados con una rodaja de fresa encima y un fondo minimalista.</text:p>
        </text:list-item>
      </text:list>
      <text:p text:style-name="Horizontal_20_Line"/>
      <text:h text:style-name="P4" text:outline-level="4"><text:span text:style-name="Strong_20_Emphasis">Postre 5: Crema Catalana Quemada</text:span></text:h>
      <text:list text:style-name="L30">
        <text:list-item>
          <text:p text:style-name="P68"><text:span text:style-name="Strong_20_Emphasis">Descripción </text:span>: Una versión miniatura de crema catalana, con una capa crujiente de azúcar quemado encima y un toque de canela.</text:p>
        </text:list-item>
        <text:list-item>
          <text:p text:style-name="P68"><text:soft-page-break/><text:span text:style-name="Strong_20_Emphasis">Categoría </text:span>: Postres</text:p>
        </text:list-item>
        <text:list-item>
          <text:p text:style-name="P69"><text:span text:style-name="Strong_20_Emphasis">Idea para la imagen </text:span>: Un pequeño ramekin con una capa dorada y crujiente de azúcar quemado, decorado con un polvo sutil de canela y un fondo rústico de madera.</text:p>
        </text:list-item>
      </text:list>
      <text:p text:style-name="Horizontal_20_Line"/>
      <text:h text:style-name="P4" text:outline-level="4"><text:span text:style-name="Strong_20_Emphasis">Postre 6: Tiramisú Mediterráneo</text:span></text:h>
      <text:list text:style-name="L31">
        <text:list-item>
          <text:p text:style-name="P70"><text:span text:style-name="Strong_20_Emphasis">Descripción </text:span>: Un bocado de tiramisú con bizcocho empapado en café especiado y una crema de almendra en lugar de mascarpone.</text:p>
        </text:list-item>
        <text:list-item>
          <text:p text:style-name="P70"><text:span text:style-name="Strong_20_Emphasis">Categoría </text:span>: Postres</text:p>
        </text:list-item>
        <text:list-item>
          <text:p text:style-name="P71"><text:span text:style-name="Strong_20_Emphasis">Idea para la imagen </text:span>: Un pequeño cuadrado de tiramisú con capas bien definidas: bizcocho oscuro, crema blanca brillante y un toque de polvo de cacao encima.</text:p>
        </text:list-item>
      </text:list>
      <text:p text:style-name="P6"/>
      <text:section text:style-name="Sect1" text:name="Sección1">
        <text:h text:style-name="P2" text:outline-level="3"><text:span text:style-name="Strong_20_Emphasis"/></text:h>
        <text:h text:style-name="P2" text:outline-level="3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2:15:00.892000000</meta:creation-date>
    <dc:date>2025-03-21T12:29:52.282000000</dc:date>
    <meta:editing-duration>PT4M17S</meta:editing-duration>
    <meta:editing-cycles>1</meta:editing-cycles>
    <meta:document-statistic meta:table-count="0" meta:image-count="0" meta:object-count="0" meta:page-count="7" meta:paragraph-count="120" meta:word-count="1761" meta:character-count="10351" meta:non-whitespace-character-count="8795"/>
    <meta:generator>LibreOffice/24.2.2.2$Windows_X86_64 LibreOffice_project/d56cc158d8a96260b836f100ef4b4ef25d6f1a01</meta:generator>
  </office:meta>
</office:document-meta>
</file>